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ucida Console" svg:font-family="'Lucida Console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Standard">
      <style:paragraph-properties fo:margin-top="0cm" fo:margin-bottom="0cm" fo:line-height="100%"/>
      <style:text-properties fo:color="#000000" fo:font-size="16pt" fo:language="pt" fo:country="BR" style:font-size-asian="16pt" style:font-name-complex="Verdana" style:font-size-complex="16pt"/>
    </style:style>
    <style:style style:name="P4" style:family="paragraph" style:parent-style-name="Standard">
      <style:paragraph-properties fo:margin-top="0cm" fo:margin-bottom="0cm" fo:line-height="100%"/>
      <style:text-properties fo:color="#000000" fo:font-size="14pt" fo:language="pt" fo:country="BR" fo:font-weight="bold" style:font-size-asian="14pt" style:font-weight-asian="bold" style:font-name-complex="Verdana" style:font-size-complex="14pt"/>
    </style:style>
    <style:style style:name="P5" style:family="paragraph" style:parent-style-name="Standard">
      <style:paragraph-properties fo:margin-top="0cm" fo:margin-bottom="0cm" fo:line-height="100%"/>
      <style:text-properties fo:color="#ff0000" fo:language="pt" fo:country="BR"/>
    </style:style>
    <style:style style:name="P6" style:family="paragraph" style:parent-style-name="Standard">
      <style:paragraph-properties fo:margin-top="0cm" fo:margin-bottom="0cm" fo:line-height="100%"/>
      <style:text-properties fo:color="#ff0000" fo:language="pt" fo:country="BR" fo:font-weight="normal" style:font-weight-asian="normal" style:font-name-complex="Calibri" style:font-weight-complex="normal"/>
    </style:style>
    <style:style style:name="P7" style:family="paragraph" style:parent-style-name="Standard">
      <style:paragraph-properties fo:margin-top="0cm" fo:margin-bottom="0cm" fo:line-height="100%"/>
      <style:text-properties fo:color="#ff0000"/>
    </style:style>
    <style:style style:name="P8" style:family="paragraph" style:parent-style-name="Standard">
      <style:paragraph-properties fo:margin-top="0cm" fo:margin-bottom="0cm" fo:line-height="100%"/>
      <style:text-properties fo:language="pt" fo:country="BR"/>
    </style:style>
    <style:style style:name="P9" style:family="paragraph" style:parent-style-name="Standard">
      <style:paragraph-properties fo:margin-top="0cm" fo:margin-bottom="0cm" fo:line-height="100%"/>
      <style:text-properties fo:language="pt" fo:country="BR" style:font-name-complex="Calibri"/>
    </style:style>
    <style:style style:name="P10" style:family="paragraph" style:parent-style-name="Standard">
      <style:paragraph-properties fo:margin-top="0cm" fo:margin-bottom="0cm" fo:line-height="100%"/>
      <style:text-properties fo:language="pt" fo:country="BR" fo:font-weight="bold" style:font-weight-asian="bold" style:font-name-complex="Calibri"/>
    </style:style>
    <style:style style:name="P11" style:family="paragraph" style:parent-style-name="Standard" style:master-page-name="Standard">
      <style:paragraph-properties fo:margin-top="0cm" fo:margin-bottom="0cm" fo:line-height="100%" style:page-number="auto"/>
      <style:text-properties fo:color="#000000" fo:font-size="16pt" fo:language="pt" fo:country="BR" style:font-size-asian="16pt" style:font-name-complex="Verdana" style:font-size-complex="16pt"/>
    </style:style>
    <style:style style:name="P12" style:family="paragraph" style:parent-style-name="Standard">
      <style:paragraph-properties fo:margin-top="0cm" fo:margin-bottom="0cm" fo:line-height="100%"/>
      <style:text-properties fo:language="pt" fo:country="BR" style:font-name-complex="Calibri"/>
    </style:style>
    <style:style style:name="P13" style:family="paragraph" style:parent-style-name="Standard">
      <style:paragraph-properties fo:margin-top="0cm" fo:margin-bottom="0cm" fo:line-height="100%"/>
      <style:text-properties fo:language="pt" fo:country="BR"/>
    </style:style>
    <style:style style:name="P14" style:family="paragraph" style:parent-style-name="Standard">
      <style:paragraph-properties fo:margin-top="0cm" fo:margin-bottom="0cm" fo:line-height="100%"/>
      <style:text-properties fo:color="#800000" fo:language="pt" fo:country="BR" fo:font-weight="normal" style:font-weight-asian="normal" style:font-name-complex="Calibri" style:font-weight-complex="normal"/>
    </style:style>
    <style:style style:name="P15" style:family="paragraph" style:parent-style-name="Standard">
      <style:paragraph-properties fo:margin-top="0cm" fo:margin-bottom="0cm" fo:line-height="100%"/>
      <style:text-properties fo:color="#800000" fo:language="pt" fo:country="BR" fo:font-weight="bold" style:font-weight-asian="bold" style:font-name-complex="Calibri" style:font-weight-complex="bold"/>
    </style:style>
    <style:style style:name="P16" style:family="paragraph" style:parent-style-name="Standard">
      <style:paragraph-properties fo:margin-top="0cm" fo:margin-bottom="0cm" fo:line-height="100%"/>
      <style:text-properties fo:color="#800000" fo:language="pt" fo:country="BR" fo:font-weight="bold" style:font-weight-asian="bold" style:font-name-complex="Calibri"/>
    </style:style>
    <style:style style:name="P17" style:family="paragraph" style:parent-style-name="Standard">
      <style:paragraph-properties fo:margin-top="0cm" fo:margin-bottom="0cm" fo:line-height="100%"/>
      <style:text-properties fo:color="#800000" fo:language="pt" fo:country="BR" fo:font-weight="bold" style:font-weight-asian="bold" style:font-weight-complex="bold"/>
    </style:style>
    <style:style style:name="P18" style:family="paragraph" style:parent-style-name="Standard">
      <style:paragraph-properties fo:margin-top="0cm" fo:margin-bottom="0cm" fo:line-height="100%"/>
      <style:text-properties fo:color="#800000" fo:language="pt" fo:country="BR" style:font-name-complex="Calibri"/>
    </style:style>
    <style:style style:name="P19" style:family="paragraph" style:parent-style-name="Standard">
      <style:paragraph-properties fo:margin-top="0cm" fo:margin-bottom="0cm" fo:line-height="100%"/>
      <style:text-properties fo:color="#800000" fo:language="pt" fo:country="BR"/>
    </style:style>
    <style:style style:name="P20" style:family="paragraph" style:parent-style-name="Standard">
      <style:paragraph-properties fo:margin-top="0cm" fo:margin-bottom="0cm" fo:line-height="100%"/>
      <style:text-properties fo:color="#800000" fo:font-weight="bold" style:font-weight-asian="bold" style:font-weight-complex="bold"/>
    </style:style>
    <style:style style:name="P21" style:family="paragraph" style:parent-style-name="Standard">
      <style:paragraph-properties fo:margin-top="0cm" fo:margin-bottom="0cm" fo:line-height="100%"/>
      <style:text-properties fo:color="#ff0000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Exercícios</text:p>
      <text:p text:style-name="P3"/>
      <text:p text:style-name="P4">RODAR SCRIPT scriptsqlbasico.sql</text:p>
      <text:p text:style-name="P8">1 <text:s/>– Alterar nome do gerente de CPF igual a 11 para João.</text:p>
      <text:p text:style-name="P20">Update gerente set nome='Joao' where CPF = 11</text:p>
      <text:p text:style-name="P7"/>
      <text:p text:style-name="P8">2 – Incluir desconto de código igual a 5 – ISS</text:p>
      <text:p text:style-name="P20">Insert into desconto values (5, 'ISS')</text:p>
      <text:p text:style-name="P7"/>
      <text:p text:style-name="P8">3 – alterar código de ISS para 9 (tabela desconto)</text:p>
      <text:p text:style-name="P17">Update desconto set cod=9 where cod=5</text:p>
      <text:p text:style-name="P2"/>
      <text:p text:style-name="P8">4 – Alterar nome de todos empregados para EMP</text:p>
      <text:p text:style-name="P17">Update empregado set nome='EMP'</text:p>
      <text:p text:style-name="P8"/>
      <text:p text:style-name="P8">5 – Alterar cargo de empregado de mat=60 para Gerente e nome para GerenteA. Para isso note que o campo COD da tabela empregado deve ser alterado para G.</text:p>
      <text:p text:style-name="P17">Update empregado set nome='GerenteA', cod='G' where mat=60</text:p>
      <text:p text:style-name="P8"/>
      <text:p text:style-name="P8">6 – Aumentar em R$ 100,00 todos os descontos de IR. Alterar tabela tem. Note que o campo cod da tabela tem contém o código do desconto. Verifique o código do IR para utilizá-lo na atualização da tabela tem.</text:p>
      <text:p text:style-name="P17">Update tem set valor=valor+100 where cod=1</text:p>
      <text:p text:style-name="P5"><text:bookmark text:name="_GoBack"/></text:p>
      <text:p text:style-name="P8">7 – Apagar todos os dados da tabela tem</text:p>
      <text:p text:style-name="P19"><text:span text:style-name="T2">Delete from tem</text:span></text:p>
      <text:p text:style-name="P5"/>
      <text:p text:style-name="P8">8 – Apagar dados da tabela desconto onde cod for menor ou igual a 2.</text:p>
      <text:p text:style-name="P17">Delete from desconto where cod&lt;=2</text:p>
      <text:p text:style-name="P2"/>
      <text:p text:style-name="P2">Para os próximos exercícios usar somente tabela funcionario</text:p>
      <text:p text:style-name="P2"/>
      <text:p text:style-name="P9">9 – Mostrar nome de todos funcionários</text:p>
      <text:p text:style-name="P15">Select nome from funcionario;</text:p>
      <text:p text:style-name="P9"><text:span text:style-name="T1"/></text:p>
      <text:p text:style-name="P9">10 – Mostrar nome e salário de todos funcionários</text:p>
      <text:p text:style-name="P18"><text:span text:style-name="T1">Select nome,salario from funcionario; </text:span></text:p>
      <text:p text:style-name="P9"/>
      <text:p text:style-name="P9">11 – Mostrar mat, nome, salário e desconto de todos funcionários</text:p>
      <text:p text:style-name="P18"><text:span text:style-name="T1">Select mat,nome,salario,desconto from funcionario;</text:span></text:p>
      <text:p text:style-name="P9"/>
      <text:p text:style-name="P9">12 – Mostrar nome e salario de todos funcionários cujo salario seja superior a 2000,00 e inferior a 4000,00</text:p>
      <text:p text:style-name="P18"><text:span text:style-name="T1">Select nome,salario from funcionario where salario&gt;2000 and salario&lt;4000;</text:span></text:p>
      <text:p text:style-name="P9"/>
      <text:p text:style-name="P9"><text:soft-page-break/>13 - Mostrar nome, salario e desconto de todos funcionários cujo desconto seja inferior a 200,00 ou que tenham salario superior ou igual a 3000,00</text:p>
      <text:p text:style-name="P18"><text:span text:style-name="T1">Select nome,salario,desconto from funcionario where desconto&lt;200 OR salario&gt;=3000;</text:span></text:p>
      <text:p text:style-name="P9"/>
      <text:p text:style-name="P9">14 – Mostrar nome, salario e desconto de todos funcionários cujo salario liquido (salario – desconto) seja superior a 3000,00.</text:p>
      <text:p text:style-name="P18"><text:span text:style-name="T1">Select nome,salario,desconto from funcionario where salario-desconto&gt;3000;</text:span></text:p>
      <text:p text:style-name="P9"><text:span text:style-name="T1"/></text:p>
      <text:p text:style-name="P9"><text:span text:style-name="T1"/></text:p>
      <text:p text:style-name="P9">15 – Selecionar o maior salário</text:p>
      <text:p text:style-name="P14"><text:span text:style-name="T1">Select max(salario) <text:s/>from funcionario;</text:span></text:p>
      <text:p text:style-name="P6"><text:span text:style-name="T1"/></text:p>
      <text:p text:style-name="P9">16 – Selecionar o menor salário</text:p>
      <text:p text:style-name="P14"><text:span text:style-name="T1">Select min(salario) <text:s/>from funcionario;</text:span></text:p>
      <text:p text:style-name="P6"><text:span text:style-name="T1"/></text:p>
      <text:p text:style-name="P9">17 – Selecionar a média salarial dos funcionários</text:p>
      <text:p text:style-name="P18"><text:span text:style-name="T1">Select avg(salario) <text:s/>from funcionario;</text:span></text:p>
      <text:p text:style-name="P9"/>
      <text:p text:style-name="P9">18 – Selecionar o valor da folha de pagamento mensal da empresa</text:p>
      <text:p text:style-name="P18"><text:span text:style-name="T1">Select sum(salario) from funcionario;</text:span></text:p>
      <text:p text:style-name="P9"><text:span text:style-name="T1"/></text:p>
      <text:p text:style-name="P9">19 – Selecionar a média salarial dos funcionários sem utilizar da função AVG. A coluna deverá aparecer com o descritivo MediaSal</text:p>
      <text:p text:style-name="P18"><text:span text:style-name="T1">Select sum(salario)/count(*) from funcionario;</text:span></text:p>
      <text:p text:style-name="P9"/>
      <text:p text:style-name="P9">20 – Selecionar o valor da folha de pagamento anual da empresa (considerar 13 salários)</text:p>
      <text:p text:style-name="P16">Select sum(salario)*13 from funcionario;</text:p>
      <text:p text:style-name="P10"/>
      <text:p text:style-name="P9">21 – Em uma mesma consulta mostrar maior salário líquido (salario – desconto), menor salário líquido, somatória de todos salários líquidos, media de salário liquido e quantidade de linhas da tabela funcionário.</text:p>
      <text:p text:style-name="P16">select max(salario-desconto),min(salario-desconto),sum(salario-desconto),avg(salario-desconto),count(*) from funcionario</text:p>
      <text:p text:style-name="P10"/>
      <text:p text:style-name="P9">22 – Idem ao exercício anterior porém somente para os casos onde o salário líquido for maior ou igual a 2000,00</text:p>
      <text:p text:style-name="P18"><text:span text:style-name="T1">select max(salario-desconto),min(salario-desconto),sum(salario-desconto),avg(salario-desconto),count(*) from funcionario where salario-desconto&gt;200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ucida Console" svg:font-family="'Lucida Console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language-asian="ko" style:country-asian="KR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>
      <style:text-properties style:language-asian="ko" style:country-asian="KR"/>
    </style:style>
    <style:style style:name="Rodapé_20_Char" style:display-name="Rodapé Char" style:family="text" style:parent-style-name="Default_20_Paragraph_20_Font">
      <style:text-properties style:language-asian="ko" style:country-asian="KR"/>
    </style:style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language-asian="ko" style:country-asian="KR" style:font-name-complex="Tahoma1" style:font-size-complex="8pt"/>
    </style:style>
    <style:style style:name="ListLabel_20_1" style:display-name="ListLabel 1" style:family="text">
      <style:text-properties style:font-name-complex="Lucida Console"/>
    </style:style>
    <style:style style:name="ListLabel_20_2" style:display-name="ListLabel 2" style:family="text">
      <style:text-properties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1.249cm" fo:margin-bottom="1.249cm" fo:margin-left="2.54cm" fo:margin-right="2.54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Organização em Banco de Dados</text:p>
      </style:header>
      <style:footer>
        <text:p text:style-name="MP1"><text:page-number text:select-page="current">2</text:page-number> / 2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tovla</meta:initial-creator>
    <dc:creator>Leonardo A T Mantovani</dc:creator>
    <meta:editing-cycles>35</meta:editing-cycles>
    <meta:creation-date>2012-03-22T12:33:00</meta:creation-date>
    <dc:date>2019-02-20T10:25:56.56</dc:date>
    <meta:editing-duration>PT39M22S</meta:editing-duration>
    <meta:generator>OpenOffice/4.1.5$Win32 OpenOffice.org_project/415m1$Build-9789</meta:generator>
    <meta:document-statistic meta:table-count="0" meta:image-count="0" meta:object-count="0" meta:page-count="2" meta:paragraph-count="49" meta:word-count="480" meta:character-count="3188"/>
    <meta:user-defined meta:name="AppVersion">14.0000</meta:user-defined>
    <meta:user-defined meta:name="Company">Unisy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